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ad1ad"/>
    </style:style>
    <style:style style:name="T85" style:family="text">
      <style:text-properties officeooo:rsid="00cbb2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 </text:span><text:span text:style-name="T84">İsrailoğulları ve yahudiler pis bir iş yaptı.</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5">Mossad bu ve bunun gibi metodları kullanarak dünyadan 14 milyon insan kaçırdı ve hala bu insanları kaçırmaya devam ediy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8T16:45:21.582452984</dc:date>
    <meta:editing-duration>PT4H46M12S</meta:editing-duration>
    <meta:editing-cycles>178</meta:editing-cycles>
    <meta:generator>LibreOffice/7.2.6.2$Linux_X86_64 LibreOffice_project/20$Build-2</meta:generator>
    <meta:document-statistic meta:table-count="0" meta:image-count="0" meta:object-count="0" meta:page-count="14" meta:paragraph-count="420" meta:word-count="8248" meta:character-count="61867" meta:non-whitespace-character-count="54034"/>
  </office:meta>
</office:document-meta>
</file>